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7" style:family="paragraph">
      <loext:graphic-properties draw:fill="none" draw:fill-color="#ffffff"/>
      <style:text-properties style:font-name="Segoe UI" fo:font-size="28pt" style:font-size-asian="28pt" style:font-size-complex="28pt"/>
    </style:style>
    <style:style style:name="P8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YMN #352</text:span></text:p>
            <text:p text:style-name="P1"><text:span text:style-name="T2">“</text:span><text:span text:style-name="T2">Let the Earth Now Praise the Lor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011cm" svg:x="1.524cm" svg:y="0.762cm">
          <draw:text-box>
            <text:p text:style-name="P1"><text:span text:style-name="T3">1.</text:span><text:span text:style-name="T4"><text:tab/></text:span><text:span text:style-name="T4">Let the earth now praise the Lord,</text:span></text:p>
            <text:p text:style-name="P1"><text:span text:style-name="T4">Who has truly kept His word</text:span></text:p>
            <text:p text:style-name="P1"><text:span text:style-name="T4">And at last to us did send</text:span></text:p>
            <text:p text:style-name="P1"><text:span text:style-name="T4">Christ, the sinner’s help and frie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6" draw:layer="layout" svg:width="24.638cm" svg:height="7.011cm" svg:x="1.524cm" svg:y="0.762cm">
          <draw:text-box>
            <text:p text:style-name="P1"><text:span text:style-name="T4">2.</text:span><text:span text:style-name="T4"><text:tab/></text:span><text:span text:style-name="T4">What the fathers most desired,</text:span></text:p>
            <text:p text:style-name="P1"><text:span text:style-name="T4">What the prophets’ heart inspired,</text:span></text:p>
            <text:p text:style-name="P1"><text:span text:style-name="T4">What they longed for many_a year,</text:span></text:p>
            <text:p text:style-name="P1"><text:span text:style-name="T4">Stands fulfilled in glory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7" draw:layer="layout" svg:width="24.638cm" svg:height="7.011cm" svg:x="1.524cm" svg:y="0.762cm">
          <draw:text-box>
            <text:p text:style-name="P1"><text:span text:style-name="T3">3.</text:span><text:span text:style-name="T4"><text:tab/></text:span><text:span text:style-name="T4">Abram’s promised great reward,</text:span></text:p>
            <text:p text:style-name="P1"><text:span text:style-name="T4">Zion’s helper, Jacob’s Lord—</text:span></text:p>
            <text:p text:style-name="P1"><text:span text:style-name="T4">Him of twofold race behold—</text:span></text:p>
            <text:p text:style-name="P1"><text:span text:style-name="T4">Truly came, as long foret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7" draw:layer="layout" svg:width="24.638cm" svg:height="7.011cm" svg:x="1.524cm" svg:y="0.762cm">
          <draw:text-box>
            <text:p text:style-name="P1"><text:span text:style-name="T3">4.</text:span><text:span text:style-name="T4"> As Your coming was in peace,</text:span></text:p>
            <text:p text:style-name="P1"><text:span text:style-name="T4">Quiet, full of gentleness,</text:span></text:p>
            <text:p text:style-name="P1"><text:span text:style-name="T4">Let the same mind dwell in me</text:span></text:p>
            <text:p text:style-name="P1"><text:span text:style-name="T4">Which is Yours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7.011cm" svg:x="1.524cm" svg:y="0.762cm">
          <draw:text-box>
            <text:p text:style-name="P8"><text:span text:style-name="T3">5.</text:span><text:span text:style-name="T4"><text:tab/></text:span><text:span text:style-name="T4">Bruise for me the serpent’s head</text:span></text:p>
            <text:p><text:span text:style-name="T4">That, set free from doubt and dread,</text:span></text:p>
            <text:p><text:span text:style-name="T4">I may cling to You in faith,</text:span></text:p>
            <text:p><text:span text:style-name="T4">Safely kept through life and d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638cm" svg:height="12.651cm" svg:x="1.524cm" svg:y="0.762cm">
          <draw:text-box>
            <text:p text:style-name="P1"><text:span text:style-name="T3">6.</text:span><text:span text:style-name="T4"><text:tab/></text:span><text:span text:style-name="T4">Then when You will come again</text:span></text:p>
            <text:p text:style-name="P1"><text:span text:style-name="T4">As the glorious king to reign,</text:span></text:p>
            <text:p text:style-name="P1"><text:span text:style-name="T4">I with joy will see Your face,</text:span></text:p>
            <text:p text:style-name="P1"><text:span text:style-name="T4">Freely ransomed by Your grac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15:01:41.022000000</meta:creation-date>
    <dc:date>2019-01-14T15:33:41.215000000</dc:date>
    <meta:editing-duration>PT1H17M31S</meta:editing-duration>
    <meta:editing-cycles>8</meta:editing-cycles>
    <meta:generator>LibreOffice/6.1.3.2$Windows_X86_64 LibreOffice_project/86daf60bf00efa86ad547e59e09d6bb77c699acb</meta:generator>
    <meta:document-statistic meta:object-count="126"/>
  </office:meta>
</office:document-meta>
</file>